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Zustand">
      <style:graphic-properties draw:auto-grow-height="false" fo:min-height="0.749cm" fo:min-width="0.499cm"/>
    </style:style>
    <style:style style:name="gr2" style:family="graphic" style:parent-style-name="Signal">
      <style:graphic-properties draw:textarea-horizontal-align="center"/>
    </style:style>
    <style:style style:name="gr3" style:family="graphic" style:parent-style-name="Signal">
      <style:graphic-properties draw:marker-start="Arrow" draw:marker-end="" draw:textarea-horizontal-align="center"/>
    </style:style>
    <style:style style:name="gr4" style:family="graphic" style:parent-style-name="Signal_5f_Beschriftung">
      <style:graphic-properties draw:textarea-horizontal-align="left" draw:auto-grow-height="true" draw:auto-grow-width="false" fo:min-height="0cm" fo:min-width="1.1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3cm" svg:height="2.5cm" svg:x="8.4cm" svg:y="1.75cm">
          <text:p text:style-name="P1">SYS_MODE_INIT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427cm" svg:height="2.5cm" svg:x="0.573cm" svg:y="1.75cm">
          <text:p text:style-name="P1">SYS_MODE_PAUS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.445cm" svg:height="2.5cm" svg:x="0.455cm" svg:y="7.3cm">
          <text:p text:style-name="P1">SYS_MODE_RUNNING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ath draw:style-name="gr2" draw:text-style-name="P2" draw:layer="layout" svg:width="0.499cm" svg:height="3.591cm" svg:x="3.5cm" svg:y="4.084cm" svg:viewBox="0 0 500 3592" svg:d="m0 3592c1128-2052 0-3592 0-3592">
          <text:p/>
        </draw:path>
        <draw:path draw:style-name="gr2" draw:text-style-name="P2" draw:layer="layout" svg:width="0.499cm" svg:height="3.449cm" draw:transform="rotate (3.1415926535892) translate (1.10000000002899cm 7.55cm)" svg:viewBox="0 0 500 3450" svg:d="m0-11650c1128-1972 0-3450 0-3450">
          <text:p/>
        </draw:path>
        <draw:path draw:style-name="gr3" draw:text-style-name="P2" draw:layer="layout" svg:width="5.499cm" svg:height="3.999cm" draw:transform="rotate (3.1415926535892) translate (9.4000000000261cm 8.39999999996413cm)" svg:viewBox="0 0 5500 4000" svg:d="m0-12800c1500-2800 5500-4000 5500-4000">
          <text:p/>
        </draw:path>
        <draw:frame draw:style-name="gr4" draw:text-style-name="P2" draw:layer="layout" svg:width="1.941cm" svg:height="0.569cm" svg:x="5.959cm" svg:y="6.848cm">
          <draw:text-box>
            <text:p text:style-name="P1">Reset</text:p>
          </draw:text-box>
        </draw:frame>
        <draw:path draw:style-name="gr2" draw:text-style-name="P2" draw:layer="layout" svg:width="4.499cm" svg:height="0.664cm" svg:x="4cm" svg:y="1.835cm" svg:viewBox="0 0 4500 665" svg:d="m0 665c2500-1500 4500 0 4500 0">
          <text:p/>
        </draw:path>
        <draw:path draw:style-name="gr2" draw:text-style-name="P2" draw:layer="layout" svg:width="4.499cm" svg:height="0.498cm" draw:transform="rotate (3.1415926535892) translate (8.50000000000384cm 3.99875451566716cm)" svg:viewBox="0 0 4500 499" svg:d="m0-7499c2500-1125 4500 0 4500 0">
          <text:p/>
        </draw:path>
        <draw:frame draw:style-name="gr4" draw:text-style-name="P2" draw:layer="layout" svg:width="1.553cm" svg:height="0.887cm" svg:x="0.036cm" svg:y="5.503cm">
          <draw:text-box>
            <text:p text:style-name="P1">Button pressed</text:p>
          </draw:text-box>
        </draw:frame>
        <draw:frame draw:style-name="gr4" draw:text-style-name="P2" draw:layer="layout" svg:width="1.553cm" svg:height="0.887cm" svg:x="3.347cm" svg:y="5.51cm">
          <draw:text-box>
            <text:p text:style-name="P1">Menu left</text:p>
          </draw:text-box>
        </draw:frame>
        <draw:frame draw:style-name="gr4" draw:text-style-name="P2" draw:layer="layout" svg:width="1.5cm" svg:height="0.569cm" svg:x="5.516cm" svg:y="1.5cm">
          <draw:text-box>
            <text:p text:style-name="P1">Reset</text:p>
          </draw:text-box>
        </draw:frame>
        <draw:frame draw:style-name="gr4" draw:text-style-name="P2" draw:layer="layout" svg:width="1.988cm" svg:height="0.887cm" svg:x="5.412cm" svg:y="3.424cm">
          <draw:text-box>
            <text:p text:style-name="P1">Initializing finished</text:p>
          </draw:text-box>
        </draw:frame>
        <draw:frame draw:style-name="gr4" draw:text-style-name="P2" draw:layer="layout" svg:width="1.7cm" svg:height="0.569cm" svg:x="9.8cm" svg:y="0.448cm">
          <draw:text-box>
            <text:p text:style-name="P1">Power on</text:p>
          </draw:text-box>
        </draw:frame>
        <draw:line draw:style-name="gr2" draw:text-style-name="P2" draw:layer="layout" svg:x1="9.9cm" svg:y1="0.244cm" svg:x2="9.9cm" svg:y2="1.7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unktionsaufruf" style:family="graphic" style:parent-style-name="standard">
      <style:graphic-properties draw:stroke-dash="Dash_20_1" svg:stroke-width="0.1cm" draw:marker-start-width="0.47cm" draw:marker-end-width="0.47cm" draw:fill-color="#ffffff" draw:fill-gradient-name="Gradient_20_7" draw:fill-hatch-name="Hatch_20_46" draw:fill-image-name="Bitmape_20_1" draw:fill-image-width="0cm" draw:fill-image-height="0cm"/>
    </style:style>
    <style:style style:name="Ereignis" style:family="graphic" style:parent-style-name="standard">
      <style:graphic-properties draw:stroke-dash="Dash_20_1" svg:stroke-width="0.1cm" draw:marker-start-width="0.45cm" draw:marker-end-width="0.45cm" draw:fill-color="#ff6633" draw:fill-gradient-name="Gradient_20_7" draw:fill-hatch-name="Hatch_20_46" draw:fill-image-name="Bitmape_20_1" draw:fill-image-width="0cm" draw:fill-image-height="0cm" draw:shadow="visible"/>
    </style:style>
    <style:style style:name="Data" style:family="graphic" style:parent-style-name="standard">
      <style:graphic-properties draw:stroke-dash="Dash_20_1" svg:stroke-width="0.2cm" draw:marker-start-width="0.6cm" draw:marker-end="Arrow" draw:marker-end-width="0.6cm" draw:fill-gradient-name="Gradient_20_7" draw:fill-hatch-name="Hatch_20_46" draw:fill-image-name="Bitmape_20_1"/>
    </style:style>
    <style:style style:name="Aktion" style:family="graphic" style:parent-style-name="standard">
      <style:graphic-properties draw:stroke="solid" draw:stroke-dash="Fine_20_Dashed" svg:stroke-width="0.2cm" svg:stroke-color="#800000" draw:marker-start-width="0.6cm" draw:marker-end="Arrow" draw:marker-end-width="0.6cm" draw:fill-gradient-name="Gradient_20_7" draw:fill-hatch-name="Hatch_20_46" draw:fill-image-name="Bitmape_20_1"/>
    </style:style>
    <style:style style:name="Signal" style:family="graphic" style:parent-style-name="standard">
      <style:graphic-properties draw:marker-end="Arrow"/>
    </style:style>
    <style:style style:name="Zustand" style:family="graphic" style:parent-style-name="standard">
      <style:graphic-properties svg:stroke-width="0.05cm" draw:marker-start-width="0.38cm" draw:marker-end-width="0.38cm" draw:fill-color="#ffffff" draw:fill-image-width="0cm" draw:fill-image-height="0cm"/>
    </style:style>
    <style:style style:name="Signal_5f_Beschriftung" style:display-name="Signal_Beschriftung" style:family="graphic" style:parent-style-name="standard">
      <style:graphic-properties draw:stroke="none" draw:fill-color="#ffffff" draw:fill-image-width="0cm" draw:fill-image-height="0cm"/>
    </style:style>
  </office:styles>
  <office:automatic-styles>
    <style:page-layout style:name="PM0">
      <style:page-layout-properties fo:margin-top="0cm" fo:margin-bottom="0cm" fo:margin-left="0cm" fo:margin-right="0cm" fo:page-width="11.8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Simeon Felis</meta:initial-creator>
    <meta:creation-date>2007-12-16T00:28:15</meta:creation-date>
    <dc:creator>praktikum praktikum</dc:creator>
    <dc:date>2008-08-28T19:37:29</dc:date>
    <meta:editing-cycles>10</meta:editing-cycles>
    <meta:editing-duration>PT1H2M17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